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ext-properties fo:font-size="8.5pt" style:font-size-asian="8.5pt" style:font-size-complex="8.5pt"/>
    </style:style>
    <style:style style:name="ce52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1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65]" office:value-type="string" office:string-value="GeographyId">
            <text:p>GeographyId</text:p>
          </table:table-cell>
          <table:table-cell table:style-name="ce4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Record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7" table:default-cell-style-name="ce51"/>
        <table:table-column table:style-name="co28" table:default-cell-style-name="ce51"/>
        <table:table-column table:style-name="co26" table:number-columns-repeated="254" table:default-cell-style-name="ce51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0" table:formula="oooc:=CONCATENATE([Tables.$Q$2];&quot;:&quot;;[Tables.$R$2])" office:value-type="string" office:string-value="Schema Version:1.01">
            <text:p>Schema Version:1.01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0" table:formula="oooc:=CONCATENATE([.$A$5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5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5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5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5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5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0" table:formula="oooc:=CONCATENATE([.$A$5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0"/>
          <table:table-cell table:number-columns-repeated="255"/>
        </table:table-row>
        <table:table-row table:style-name="ro3">
          <table:table-cell table:style-name="ce50" table:formula="oooc:=CONCATENATE([.$A$5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6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0" table:formula="oooc:=CONCATENATE([.$A$7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0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R$2];&quot;','','','','');&quot;)" office:value-type="string" office:string-value="insert into Info values ('DBVersion','1.01','','','','');">
            <text:p>insert into Info values ('DBVersion','1.01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1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1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2">
          <table:table-cell table:style-name="ce50" table:formula="oooc:=CONCATENATE([Tables.$Q$2];&quot;:&quot;; [Tables.$R$2])" office:value-type="string" office:string-value="Schema Version:1.01">
            <text:p>Schema Version:1.01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0" table:formula="oooc:=CONCATENATE([BASE.$A$5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1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1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1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1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1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5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6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formula="oooc:=CONCATENATE([Tables.H69]; &quot; &quot;; [Tables.I69]; &quot;, &quot;)" office:value-type="string" office:string-value="RecordUpdate DATETIME, ">
            <text:p>RecordUpdate DATETIME, </text:p>
          </table:table-cell>
          <table:table-cell table:number-columns-repeated="145"/>
        </table:table-row>
        <table:table-row table:style-name="ro2">
          <table:table-cell table:style-name="ce50" table:formula="oooc:=CONCATENATE([BASE.$A$7]; &quot;('&quot;; [Tables.H66];&quot;','&quot;; [Tables.H68]; &quot;')&quot;)" office:value-type="string" office:string-value="PRIMARY KEY('SessionId','RecordId')">
            <text:p>PRIMARY KEY('SessionId','Record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7af39c74ac6d9e68a4323440385cc1ff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6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1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2">
          <table:table-cell table:style-name="ce50" table:formula="oooc:=CONCATENATE([Tables.$Q$2];&quot;:&quot;;[Tables.$R$2])" office:value-type="string" office:string-value="Schema Version:1.01">
            <text:p>Schema Version:1.01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7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5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5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5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5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5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5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7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10/27/2009</text:date>, <text:time>10:2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10-27T10:21:52</dc:date>
    <meta:print-date>2009-08-05T19:09:57</meta:print-date>
    <meta:editing-cycles>394</meta:editing-cycles>
    <meta:editing-duration>P3DT19H32M1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10"/>
  </office:meta>
</office:document-meta>
</file>